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58c7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ôn <text:span text:style-name="T1">4 tính chất của oop</text:span></text:p>
      <text:p text:style-name="Standard">reverseLinkList</text:p>
      <text:p text:style-name="Standard">ôn truyền tham trị tham chiếu</text:p>
      <text:p text:style-name="Standard">có <text:span text:style-name="T1">2 cách implement: array linkedlist</text:span></text:p>
      <text:p text:style-name="Standard">linkedlist hơn array: mở rộng kích thước</text:p>
      <text:p text:style-name="Standard">linkedlist thêm xóa có thể là O(<text:span text:style-name="T1">1) hoặc O(n) còn array là O(n), cách implement của stack queue</text:span></text:p>
      <text:p text:style-name="Standard">muốn truy cập stack,queue hiện thực bằng array có độ phức tạp O(n);</text:p>
      <text:p text:style-name="Standard">Hiện thực queue băng stack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31T15:40:03.785741463</meta:creation-date>
    <dc:date>2021-03-31T17:40:56.474681024</dc:date>
    <meta:editing-duration>PT1H50M42S</meta:editing-duration>
    <meta:editing-cycles>2</meta:editing-cycles>
    <meta:generator>LibreOffice/7.0.3.1$Linux_X86_64 LibreOffice_project/00$Build-1</meta:generator>
    <meta:document-statistic meta:table-count="0" meta:image-count="0" meta:object-count="0" meta:page-count="1" meta:paragraph-count="8" meta:word-count="62" meta:character-count="330" meta:non-whitespace-character-count="276"/>
  </office:meta>
</office:document-meta>
</file>